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>
      <style:paragraph-properties fo:margin-top="0in" fo:margin-bottom="0in" style:contextual-spacing="false"/>
    </style:style>
    <style:style style:name="P3" style:family="paragraph" style:parent-style-name="Text_20_body">
      <style:text-properties style:font-name="Liberation Mono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paragraph-properties fo:margin-top="0in" fo:margin-bottom="0in" style:contextual-spacing="false"/>
    </style:style>
    <style:style style:name="T1" style:family="text">
      <style:text-properties style:font-name="Liberation Mono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Hi there, </text:p>
      <text:p text:style-name="Text_20_body">This time I have been working on a project which was use-full to me. </text:p>
      <text:p text:style-name="Text_20_body">For context I'm running my laptop on PopOS with i3wm. My laptop getting a bit old now the battery is a bit tired :D. </text:p>
      <text:p text:style-name="Text_20_body">i3wm being a you configure it all manual Window Manager, and by default I don't have or I'm not aware out-of-the-box to get a notification when my battery is getting low. I decide to use the opportunity to develop the tool myself. </text:p>
      <text:h text:style-name="Heading_20_2" text:outline-level="2">This was a very good learning experience. </text:h>
      <text:list xml:id="list1475349895" text:style-name="L1">
        <text:list-item>
          <text:p text:style-name="P5">To learn about the basics of the notification bus of X11 ( yeah I know should learn about Wayland but i feel it not ready yet )</text:p>
        </text:list-item>
        <text:list-item>
          <text:p text:style-name="P5">To learn about Systemd services deployments. ( Spoiler: I really don't like Systemd, I find it messy )</text:p>
        </text:list-item>
        <text:list-item>
          <text:p text:style-name="P4">To continue learning about Rust ( I still like it even if the hype went down :D )</text:p>
        </text:list-item>
      </text:list>
      <text:p text:style-name="Text_20_body"/>
      <text:h text:style-name="Heading_20_3" text:outline-level="3">First step talk to dbus </text:h>
      <text:p text:style-name="Text_20_body"><text:span text:style-name="Source_20_Text"><text:span text:style-name="T1">use dbus::blocking::Connection;</text:span></text:span></text:p>
      <text:p text:style-name="Text_20_body"><text:span text:style-name="Source_20_Text"><text:span text:style-name="T1">use dbus::{Message, arg::messageitem::MessageItemArray};</text:span></text:span></text:p>
      <text:p text:style-name="Text_20_body"><text:span text:style-name="Source_20_Text"><text:span text:style-name="T1">use std::{time::Duration, vec};</text:span></text:span></text:p>
      <text:p text:style-name="P3"/>
      <text:p text:style-name="Text_20_body"><text:span text:style-name="Source_20_Text"><text:span text:style-name="T1">pub fn prendlebus() -&gt; Result&lt;(), Box&lt;dyn std::error::Error&gt;&gt; {</text:span></text:span></text:p>
      <text:p text:style-name="Text_20_body"><text:span text:style-name="Source_20_Text"><text:span text:style-name="T1"><text:s text:c="4"/>let timeout = Duration::new(2000,0);</text:span></text:span></text:p>
      <text:p text:style-name="Text_20_body"><text:span text:style-name="Source_20_Text"><text:span text:style-name="T1"><text:s text:c="4"/>// First open up a connection to the session bus.</text:span></text:span></text:p>
      <text:p text:style-name="Text_20_body"><text:span text:style-name="Source_20_Text"><text:span text:style-name="T1"><text:s text:c="4"/>let conn = Connection::new_session()?;</text:span></text:span></text:p>
      <text:p text:style-name="Text_20_body"><text:span text:style-name="Source_20_Text"><text:span text:style-name="T1"><text:s text:c="4"/></text:span></text:span></text:p>
      <text:p text:style-name="Text_20_body"><text:span text:style-name="Source_20_Text"><text:span text:style-name="T1"><text:s text:c="4"/>// Create a message that calls the Notify method of the Notifications interface</text:span></text:span></text:p>
      <text:p text:style-name="Text_20_body"><text:span text:style-name="Source_20_Text"><text:span text:style-name="T1"><text:s text:c="4"/>let mut m = Message::new_method_call(</text:span></text:span></text:p>
      <text:p text:style-name="Text_20_body"><text:span text:style-name="Source_20_Text"><text:span text:style-name="T1"><text:s text:c="8"/>"org.freedesktop.Notifications", // destination</text:span></text:span></text:p>
      <text:p text:style-name="Text_20_body"><text:span text:style-name="Source_20_Text"><text:span text:style-name="T1"><text:s text:c="8"/>"/org/freedesktop/Notifications", // path</text:span></text:span></text:p>
      <text:p text:style-name="Text_20_body"><text:span text:style-name="Source_20_Text"><text:span text:style-name="T1"><text:s text:c="8"/>"org.freedesktop.Notifications", // interface</text:span></text:span></text:p>
      <text:p text:style-name="Text_20_body"><text:span text:style-name="Source_20_Text"><text:span text:style-name="T1"><text:s text:c="8"/>"Notify" // method</text:span></text:span></text:p>
      <text:p text:style-name="Text_20_body"><text:soft-page-break/><text:span text:style-name="Source_20_Text"><text:span text:style-name="T1"><text:s text:c="8"/>).unwrap();</text:span></text:span></text:p>
      <text:p text:style-name="Text_20_body"><text:span text:style-name="Source_20_Text"><text:span text:style-name="T1"><text:s text:c="4"/></text:span></text:span></text:p>
      <text:p text:style-name="Text_20_body"><text:span text:style-name="Source_20_Text"><text:span text:style-name="T1"><text:s text:c="4"/>// Append the required arguments to the message</text:span></text:span></text:p>
      <text:p text:style-name="Text_20_body"><text:span text:style-name="Source_20_Text"><text:span text:style-name="T1"><text:s text:c="4"/>let notificationlevel: u32 = 0;</text:span></text:span></text:p>
      <text:p text:style-name="Text_20_body"><text:span text:style-name="Source_20_Text"><text:span text:style-name="T1"><text:s text:c="4"/>let actions = MessageItemArray::new(vec![],"as".into()).unwrap();</text:span></text:span></text:p>
      <text:p text:style-name="Text_20_body"><text:span text:style-name="Source_20_Text"><text:span text:style-name="T1"><text:s text:c="4"/>let hints = MessageItemArray::new(vec![],"a{sv}".into()).unwrap();</text:span></text:span></text:p>
      <text:p text:style-name="Text_20_body"><text:span text:style-name="Source_20_Text"><text:span text:style-name="T1"><text:s text:c="4"/>let timingout = 5000;</text:span></text:span></text:p>
      <text:p text:style-name="Text_20_body"><text:span text:style-name="Source_20_Text"><text:span text:style-name="T1"><text:s text:c="4"/>m = Message::append3(m,"bll",notificationlevel,"/usr/share/icons/ubuntu-mono-dark/status/24/unity-battery-020.svg")</text:span></text:span></text:p>
      <text:p text:style-name="Text_20_body"><text:span text:style-name="Source_20_Text"><text:span text:style-name="T1"><text:s text:c="8"/>.append3("BATTERY", "Your Battery is running low !!", actions)</text:span></text:span></text:p>
      <text:p text:style-name="Text_20_body"><text:span text:style-name="Source_20_Text"><text:span text:style-name="T1"><text:s text:c="8"/>.append2(hints, timingout);</text:span></text:span></text:p>
      <text:p text:style-name="Text_20_body"><text:span text:style-name="Source_20_Text"><text:span text:style-name="T1"><text:s text:c="8"/>// Send the message to the bus and handle the possible errors</text:span></text:span></text:p>
      <text:p text:style-name="Text_20_body"><text:span text:style-name="Source_20_Text"><text:span text:style-name="T1"><text:s text:c="8"/>match conn.channel().send_with_reply_and_block(m, timeout){</text:span></text:span></text:p>
      <text:p text:style-name="Text_20_body"><text:span text:style-name="Source_20_Text"><text:span text:style-name="T1"><text:s text:c="8"/>//match conn.send_with_reply_and_block(m, 2000) {</text:span></text:span></text:p>
      <text:p text:style-name="Text_20_body"><text:span text:style-name="Source_20_Text"><text:span text:style-name="T1"><text:s text:c="8"/>Ok(_) =&gt; println!("Notification sent successfully"),</text:span></text:span></text:p>
      <text:p text:style-name="Text_20_body"><text:span text:style-name="Source_20_Text"><text:span text:style-name="T1"><text:s text:c="8"/>Err(e) =&gt; println!("Error: {}", e),</text:span></text:span></text:p>
      <text:p text:style-name="Text_20_body"><text:span text:style-name="Source_20_Text"><text:span text:style-name="T1"><text:s text:c="8"/>}</text:span></text:span></text:p>
      <text:p text:style-name="P3"/>
      <text:p text:style-name="Text_20_body"><text:span text:style-name="Source_20_Text"><text:span text:style-name="T1"><text:s text:c="4"/>Ok(())</text:span></text:span></text:p>
      <text:p text:style-name="Text_20_body"><text:span text:style-name="Source_20_Text"><text:span text:style-name="T1">} </text:span></text:span></text:p>
      <text:h text:style-name="Heading_20_3" text:outline-level="3">Then Get the battery level and status </text:h>
      <text:p text:style-name="Text_20_body"><text:span text:style-name="Source_20_Text">use std::fs;</text:span></text:p>
      <text:p text:style-name="Text_20_body"><text:span text:style-name="Source_20_Text">use bll::prendlebus;</text:span></text:p>
      <text:p text:style-name="Text_20_body"/>
      <text:p text:style-name="Text_20_body"><text:span text:style-name="Source_20_Text">fn main() {</text:span></text:p>
      <text:p text:style-name="Text_20_body"><text:span text:style-name="Source_20_Text"><text:s text:c="4"/></text:span></text:p>
      <text:p text:style-name="Text_20_body"><text:span text:style-name="Source_20_Text"><text:s text:c="4"/>let warning_value = 600000;</text:span></text:p>
      <text:p text:style-name="Text_20_body"><text:span text:style-name="Source_20_Text"><text:s text:c="4"/>let battery_level = "/sys/class/power_supply/BAT1/charge_now";</text:span></text:p>
      <text:p text:style-name="Text_20_body"><text:soft-page-break/><text:span text:style-name="Source_20_Text"><text:s text:c="4"/>let battery_status = "/sys/class/power_supply/BAT1/status";</text:span></text:p>
      <text:p text:style-name="Text_20_body"><text:span text:style-name="Source_20_Text"><text:s text:c="4"/>println!("Check from {}", battery_level);</text:span></text:p>
      <text:p text:style-name="Text_20_body"><text:span text:style-name="Source_20_Text"><text:s text:c="4"/>let current_battery_level = fs::read_to_string(battery_level)</text:span></text:p>
      <text:p text:style-name="Text_20_body"><text:span text:style-name="Source_20_Text"><text:s text:c="8"/>.expect("Should have been able to read the file")</text:span></text:p>
      <text:p text:style-name="Text_20_body"><text:span text:style-name="Source_20_Text"><text:s text:c="8"/>.as_str()</text:span></text:p>
      <text:p text:style-name="Text_20_body"><text:span text:style-name="Source_20_Text"><text:s text:c="8"/>.trim()</text:span></text:p>
      <text:p text:style-name="Text_20_body"><text:span text:style-name="Source_20_Text"><text:s text:c="8"/>.parse::&lt;u32&gt;()</text:span></text:p>
      <text:p text:style-name="Text_20_body"><text:span text:style-name="Source_20_Text"><text:s text:c="8"/>.unwrap();</text:span></text:p>
      <text:p text:style-name="Text_20_body"><text:span text:style-name="Source_20_Text"><text:s text:c="4"/>let current_battery_status: <text:s/>String = fs::read_to_string(battery_status).expect("should be ok").trim().parse().unwrap();</text:span></text:p>
      <text:p text:style-name="Text_20_body"><text:span text:style-name="Source_20_Text"><text:s text:c="4"/>//println!("{:#?}",&amp;current_battery_status);</text:span></text:p>
      <text:p text:style-name="Text_20_body"><text:span text:style-name="Source_20_Text"><text:s text:c="4"/>//println!("This is the content: {}",current_battery_level);</text:span></text:p>
      <text:p text:style-name="Text_20_body"><text:span text:style-name="Source_20_Text"><text:s text:c="4"/></text:span></text:p>
      <text:p text:style-name="Text_20_body"><text:span text:style-name="Source_20_Text"><text:s text:c="4"/>// if current now is lower than warning_value</text:span></text:p>
      <text:p text:style-name="Text_20_body"><text:span text:style-name="Source_20_Text"><text:s text:c="4"/>// trigger dbus nofitication</text:span></text:p>
      <text:p text:style-name="Text_20_body"><text:span text:style-name="Source_20_Text"><text:s text:c="4"/></text:span></text:p>
      <text:p text:style-name="Text_20_body"><text:span text:style-name="Source_20_Text"><text:s text:c="4"/></text:span></text:p>
      <text:p text:style-name="Text_20_body"><text:span text:style-name="Source_20_Text"><text:s text:c="4"/>if current_battery_level &lt;= warning_value {</text:span></text:p>
      <text:p text:style-name="Text_20_body"><text:span text:style-name="Source_20_Text"><text:s text:c="8"/>if current_battery_status == "Discharging" {</text:span></text:p>
      <text:p text:style-name="Text_20_body"><text:span text:style-name="Source_20_Text"><text:s text:c="12"/>println!("Battery is going to ie !! See {warning_value} &gt; {current_battery_level}");</text:span></text:p>
      <text:p text:style-name="Text_20_body"><text:span text:style-name="Source_20_Text"><text:s text:c="12"/>let _ = prendlebus();</text:span></text:p>
      <text:p text:style-name="Text_20_body"><text:span text:style-name="Source_20_Text"><text:s text:c="8"/>} else {</text:span></text:p>
      <text:p text:style-name="Text_20_body"><text:span text:style-name="Source_20_Text"><text:s text:c="12"/>print!("We are charging all good!\n")</text:span></text:p>
      <text:p text:style-name="Text_20_body"><text:span text:style-name="Source_20_Text"><text:s text:c="8"/>}</text:span></text:p>
      <text:p text:style-name="Text_20_body"><text:span text:style-name="Source_20_Text"><text:s text:c="4"/>}</text:span></text:p>
      <text:p text:style-name="Text_20_body"><text:span text:style-name="Source_20_Text">}</text:span></text:p>
      <text:h text:style-name="Heading_20_3" text:outline-level="3">Finally run the binary through Systemd service. </text:h>
      <text:p text:style-name="Text_20_body">This is the configuration file to create the service </text:p>
      <text:p text:style-name="Text_20_body"><text:span text:style-name="Source_20_Text">[Unit]</text:span></text:p>
      <text:p text:style-name="Text_20_body"><text:soft-page-break/><text:span text:style-name="Source_20_Text">Description=Battery Low Level</text:span></text:p>
      <text:p text:style-name="Text_20_body"/>
      <text:p text:style-name="Text_20_body"><text:span text:style-name="Source_20_Text">[Service]</text:span></text:p>
      <text:p text:style-name="Text_20_body"><text:span text:style-name="Source_20_Text">Type=oneshot</text:span></text:p>
      <text:p text:style-name="Text_20_body"><text:span text:style-name="Source_20_Text">ExecStart=/devouille/bll/target/release/bll</text:span></text:p>
      <text:p text:style-name="Text_20_body"><text:span text:style-name="Source_20_Text">User=mducorps</text:span></text:p>
      <text:p text:style-name="Text_20_body">This is the timer to run it every 30sec </text:p>
      <text:p text:style-name="Text_20_body"><text:span text:style-name="Source_20_Text">[Unit]</text:span></text:p>
      <text:p text:style-name="Text_20_body"><text:span text:style-name="Source_20_Text">Description=Bll timer</text:span></text:p>
      <text:p text:style-name="Text_20_body"/>
      <text:p text:style-name="Text_20_body"><text:span text:style-name="Source_20_Text">[Timer]</text:span></text:p>
      <text:p text:style-name="Text_20_body"><text:span text:style-name="Source_20_Text">OnUnitActiveSec=30s</text:span></text:p>
      <text:p text:style-name="Text_20_body"><text:span text:style-name="Source_20_Text">OnBootSec=30s</text:span></text:p>
      <text:p text:style-name="Text_20_body"/>
      <text:p text:style-name="Text_20_body"><text:span text:style-name="Source_20_Text">[Install]</text:span></text:p>
      <text:p text:style-name="Text_20_body"><text:span text:style-name="Source_20_Text">WantedBy=timers.target</text:span></text:p>
      <text:p text:style-name="Text_20_body"/>
      <text:p text:style-name="Text_20_body">With this I have now a desktop notification when my laptop is running low on Battery. working flawlessly so far. </text:p>
      <text:p text:style-name="Text_20_body"/>
      <text:p text:style-name="Text_20_body">You can find the source code here. </text:p>
      <text:p text:style-name="Text_20_body"><text:a xlink:type="simple" xlink:href="https://github.com/Vagrantin/bll" office:target-frame-name="_self" xlink:show="replace" text:style-name="Internet_20_link" text:visited-style-name="Visited_20_Internet_20_Link">https://github.com/Vagrantin/bll</text:a> </text:p>
      <text:p text:style-name="Text_20_body">With kind regards </text:p>
      <text:p text:style-name="Text_20_body">Matthieu. 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6-12T17:35:47.821279961</dc:date>
    <meta:editing-duration>PT4M46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4" meta:paragraph-count="94" meta:word-count="474" meta:character-count="3928" meta:non-whitespace-character-count="3204"/>
  </office:meta>
</office:document-meta>
</file>